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22.061cm" style:rel-width="100%" fo:margin-left="0cm" fo:margin-right="0cm" table:align="margins" style:shadow="none"/>
    </style:style>
    <style:style style:name="Таблица1.A" style:family="table-column">
      <style:table-column-properties style:column-width="7.721cm" style:rel-column-width="4377*"/>
    </style:style>
    <style:style style:name="Таблица1.B" style:family="table-column">
      <style:table-column-properties style:column-width="14.339cm" style:rel-column-width="8129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ведение</text:h>
      <text:p text:style-name="Text_20_body">Данный документ описывает по шагам как установить и настроить сервер DEBIAN LINUX. Документ не рассчитан как исчерпывающее руководство по программному продукту DEBIAN LINUX, по этому необходимо будет обратиться к дополнительной справочной информации для более точных и исчерпывающих сведений по данному вопросу.</text:p>
      <text:p text:style-name="Text_20_body">Настройка сервера заключается в настройке таких сетевых служб как:</text:p>
      <text:list xml:id="list973303764" text:style-name="L1">
        <text:list-item>
          <text:p text:style-name="P1">SSH</text:p>
        </text:list-item>
        <text:list-item>
          <text:p text:style-name="P1">FTP</text:p>
        </text:list-item>
        <text:list-item>
          <text:p text:style-name="P1">HTTP</text:p>
        </text:list-item>
        <text:list-item>
          <text:p text:style-name="P1">MYSQL</text:p>
        </text:list-item>
        <text:list-item>
          <text:p text:style-name="P1">SAMBA</text:p>
        </text:list-item>
      </text:list>
      <text:p text:style-name="Text_20_body">Так же документ раскроет такие вопросы как:</text:p>
      <text:list xml:id="list243934183" text:style-name="L2">
        <text:list-item>
          <text:p text:style-name="P2">Создание виртуальной машины с ОС DEBIAN на базе программного обеспечения SUN VIRTUALBOX</text:p>
        </text:list-item>
        <text:list-item>
          <text:p text:style-name="P2">Установка стандартной (базовой) версии DEBIAN LINUX</text:p>
        </text:list-item>
        <text:list-item>
          <text:p text:style-name="P2">Настройка сети TCP/IP</text:p>
        </text:list-item>
        <text:list-item>
          <text:p text:style-name="P2">Установка программного обеспечения DEBIAN</text:p>
        </text:list-item>
      </text:list>
      <text:h text:style-name="Heading_20_2" text:outline-level="2">Программное обеспечение</text:h>
      <text:p text:style-name="Text_20_body">Для успешного использования этого документа как руководства, необходимо следующее программное обеспечение:</text:p>
      <text:list xml:id="list952404842" text:style-name="L3">
        <text:list-item>
          <text:p text:style-name="P3">SUN VIRTUALBOX версии 2 или выше</text:p>
        </text:list-item>
        <text:list-item>
          <text:p text:style-name="P3">DEBIAN LINUX желательно версии 5 — первый DVD диск, или ISO образ диска.</text:p>
        </text:list-item>
        <text:list-item>
          <text:p text:style-name="P3">MICROSOFT WINDOWS желательно версии VISTA, предустановленная</text:p>
        </text:list-item>
        <text:list-item>
          <text:p text:style-name="P3">SSH клиент PUTTY для WINDOWS</text:p>
        </text:list-item>
        <text:list-item>
          <text:p text:style-name="P3">Интернет браузер, подойдет любой</text:p>
        </text:list-item>
        <text:list-item>
          <text:p text:style-name="P3">Клиент базы данных MYSQL, можно воспользоваться официальным MYSQL GUI TOOLS</text:p>
        </text:list-item>
      </text:list>
      <text:p text:style-name="Text_20_body">Перечисленные продукты, за исключением MICROSOFT WINDOWS<text:note text:id="ftn0" text:note-class="footnote"><text:note-citation>1</text:note-citation><text:note-body><text:p text:style-name="Footnote">MICROSOFT WINDOWS пробную версию можно получить у производителей.</text:p></text:note-body></text:note>, можно бесплатно получить у производителей через интернет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SUN VIRTUALBOX</text:p>
          </table:table-cell>
          <table:table-cell table:style-name="Таблица1.A1" office:value-type="string">
            <text:p text:style-name="Table_20_Contents"><text:a xlink:type="simple" xlink:href="http://www.virtualbox.org/">http://www.virtualbox.org/</text:a></text:p>
          </table:table-cell>
        </table:table-row>
        <table:table-row>
          <table:table-cell table:style-name="Таблица1.A1" office:value-type="string">
            <text:p text:style-name="Table_20_Contents">PUTTY</text:p>
          </table:table-cell>
          <table:table-cell table:style-name="Таблица1.A1" office:value-type="string">
            <text:p text:style-name="Table_20_Contents"><text:a xlink:type="simple" xlink:href="http://www.chiark.greenend.org.uk/~sgtatham/putty/">http://www.chiark.greenend.org.uk/~sgtatham/putty/</text:a></text:p>
          </table:table-cell>
        </table:table-row>
        <table:table-row>
          <table:table-cell table:style-name="Таблица1.A1" office:value-type="string">
            <text:p text:style-name="Table_20_Contents">DEBIAN</text:p>
          </table:table-cell>
          <table:table-cell table:style-name="Таблица1.A1" office:value-type="string">
            <text:p text:style-name="Table_20_Contents"><text:a xlink:type="simple" xlink:href="http://www.debian.org/distrib/">http://www.debian.org/distrib/</text:a></text:p>
          </table:table-cell>
        </table:table-row>
        <table:table-row>
          <table:table-cell table:style-name="Таблица1.A1" office:value-type="string">
            <text:p text:style-name="Table_20_Contents">MYSQL GUI TOOLS</text:p>
          </table:table-cell>
          <table:table-cell table:style-name="Таблица1.A1" office:value-type="string">
            <text:p text:style-name="Table_20_Contents"><text:a xlink:type="simple" xlink:href="http://dev.mysql.com/downloads/gui-tools/">http://dev.mysql.com/downloads/gui-tools/</text:a></text:p>
          </table:table-cell>
        </table:table-row>
      </table:table>
      <text:h text:style-name="Heading_20_2" text:outline-level="2">Аппаратное обеспечение</text:h>
      <text:p text:style-name="Text_20_body">Для успешного использования этого документа как руководства, необходимо следующее аппаратное обеспечение:</text:p>
      <text:list xml:id="list917086908" text:style-name="L5">
        <text:list-item>
          <text:p text:style-name="P4">Один компьютер с указанными характеристиками или лучше</text:p>
          <text:list>
            <text:list-item>
              <text:p text:style-name="P4">Монитор 14 дюймов</text:p>
            </text:list-item>
            <text:list-item>
              <text:p text:style-name="P4">Мышь с двумя кнопками, или лучше</text:p>
            </text:list-item>
            <text:list-item>
              <text:p text:style-name="P4">Клавиатура</text:p>
            </text:list-item>
            <text:list-item>
              <text:p text:style-name="P4">Жесткий диск размером на 80 Гб</text:p>
            </text:list-item>
            <text:list-item>
              <text:p text:style-name="P4">Оперативная память размером 1 Гб</text:p>
            </text:list-item>
            <text:list-item>
              <text:p text:style-name="P4">Процессор скоростью 2 Ггц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23:41:09</meta:creation-date>
    <dc:date>2009-08-06T00:22:24</dc:date>
    <meta:editing-duration>PT00H25M14S</meta:editing-duration>
    <meta:editing-cycles>3</meta:editing-cycles>
    <meta:generator>OpenOffice.org/3.0$Linux OpenOffice.org_project/300m15$Build-9379</meta:generator>
    <meta:document-statistic meta:table-count="1" meta:image-count="0" meta:object-count="0" meta:page-count="1" meta:paragraph-count="40" meta:word-count="246" meta:character-count="1793"/>
    <meta:user-defined meta:name="Поле 1"/>
    <meta:user-defined meta:name="Поле 2"/>
    <meta:user-defined meta:name="Поле 3"/>
    <meta:user-defined meta:name="Поле 4"/>
  </office:meta>
</office:document-meta>
</file>